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ext_20_body">
      <style:text-properties style:font-name="Liberation Sans" officeooo:rsid="004d7433" officeooo:paragraph-rsid="004d7433"/>
    </style:style>
    <style:style style:name="P4" style:family="paragraph" style:parent-style-name="Text_20_body">
      <style:text-properties style:font-name="Liberation Sans" fo:font-weight="normal" officeooo:rsid="0016b253" officeooo:paragraph-rsid="004ceafb" style:font-weight-asian="normal" style:font-weight-complex="normal"/>
    </style:style>
    <style:style style:name="P5" style:family="paragraph" style:parent-style-name="Text_20_body">
      <style:text-properties style:font-name="Liberation Sans" officeooo:rsid="001b0967" officeooo:paragraph-rsid="004ceafb"/>
    </style:style>
    <style:style style:name="P6" style:family="paragraph" style:parent-style-name="Title">
      <style:text-properties style:font-name="Liberation Sans" officeooo:rsid="004995eb" officeooo:paragraph-rsid="004995eb"/>
    </style:style>
    <style:style style:name="P7" style:family="paragraph" style:parent-style-name="Text_20_body" style:list-style-name="L1">
      <style:text-properties style:font-name="Liberation Sans" fo:font-weight="normal" officeooo:rsid="004d7433" officeooo:paragraph-rsid="004d7433" style:font-weight-asian="normal" style:font-weight-complex="normal"/>
    </style:style>
    <style:style style:name="P8" style:family="paragraph" style:parent-style-name="Text_20_body" style:list-style-name="L1">
      <style:text-properties style:font-name="Liberation Sans" fo:font-weight="normal" officeooo:rsid="00236dcf" officeooo:paragraph-rsid="004d7433" style:font-weight-asian="normal" style:font-weight-complex="normal"/>
    </style:style>
    <style:style style:name="P9" style:family="paragraph" style:parent-style-name="Text_20_body">
      <style:text-properties style:font-name="Liberation Sans" fo:font-weight="normal" officeooo:rsid="002a508d" officeooo:paragraph-rsid="004ceafb" style:font-weight-asian="normal" style:font-weight-complex="normal"/>
    </style:style>
    <style:style style:name="P10" style:family="paragraph" style:parent-style-name="Heading_20_1">
      <style:text-properties style:font-name="Liberation Sans"/>
    </style:style>
    <style:style style:name="P11" style:family="paragraph" style:parent-style-name="Heading_20_1">
      <style:text-properties style:font-name="Liberation Sans" officeooo:rsid="003b1533" officeooo:paragraph-rsid="003b1533"/>
    </style:style>
    <style:style style:name="T1" style:family="text">
      <style:text-properties officeooo:rsid="004ceafb"/>
    </style:style>
    <style:style style:name="T2" style:family="text">
      <style:text-properties officeooo:rsid="003772c5"/>
    </style:style>
    <style:style style:name="T3" style:family="text">
      <style:text-properties officeooo:rsid="002a508d"/>
    </style:style>
    <style:style style:name="T4" style:family="text">
      <style:text-properties fo:font-weight="normal" officeooo:rsid="004d7433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d7433" style:font-weight-asian="bold" style:font-weight-complex="bold"/>
    </style:style>
    <style:style style:name="T7" style:family="text">
      <style:text-properties fo:font-weight="bold" officeooo:rsid="0054607e" style:font-weight-asian="bold" style:font-weight-complex="bold"/>
    </style:style>
    <style:style style:name="T8" style:family="text">
      <style:text-properties officeooo:rsid="004d7433"/>
    </style:style>
    <style:style style:name="T9" style:family="text">
      <style:text-properties officeooo:rsid="004f2a1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3Bucket: <text:span text:style-name="T1">stormobj</text:span>_archive</text:p>
      <text:p text:style-name="P2"><text:date style:data-style-name="N37" text:date-value="2017-02-15T10:52:42.726760329">15/02/17</text:date> </text:p>
      <text:h text:style-name="P11" text:outline-level="1">Summary</text:h>
      <text:p text:style-name="P3">wv_process process a single volume files into a storm objects which are stored in a single h5 file. This h5 file contains n storm groups. <text:span text:style-name="T9">wxradar_stormobj ddb indexes the storm objects, and wxradar_odimh5 ddb indexes overall index</text:span></text:p>
      <text:h text:style-name="P10" text:outline-level="1">Data <text:span text:style-name="T8">Structure</text:span></text:h>
      <text:p text:style-name="P4"><text:span text:style-name="T8">Filename: </text:span><text:span text:style-name="T6">ID_yyyymmdd_HHMMSS.</text:span><text:span text:style-name="T7">storm</text:span><text:span text:style-name="T5">.h5</text:span></text:p>
      <text:p text:style-name="P5">HDF5 <text:span text:style-name="T4">file containing scan images and subsets from a single volume scan</text:span></text:p>
      <text:list xml:id="list8281462654682317304" text:style-name="L1">
        <text:list-item>
          <text:p text:style-name="P7">subset_id</text:p>
          <text:list>
            <text:list-item>
              <text:p text:style-name="P8">refl_<text:span text:style-name="T2">vol</text:span> (<text:span text:style-name="T3">int16*10</text:span>)</text:p>
            </text:list-item>
            <text:list-item>
              <text:p text:style-name="P8">vel_<text:span text:style-name="T2">vol</text:span> (<text:span text:style-name="T3">int16*10</text:span>)</text:p>
            </text:list-item>
            <text:list-item>
              <text:p text:style-name="P8">top_h_grid (<text:span text:style-name="T3">uint16*10</text:span>)</text:p>
            </text:list-item>
            <text:list-item>
              <text:p text:style-name="P8">sts_h_grid (<text:span text:style-name="T3">uint16*10</text:span>)</text:p>
            </text:list-item>
            <text:list-item>
              <text:p text:style-name="P8">MESH_grid (<text:span text:style-name="T3">uint16*10</text:span>)</text:p>
            </text:list-item>
            <text:list-item>
              <text:p text:style-name="P8">POSH_grid (<text:span text:style-name="T3">uint16*10</text:span>)</text:p>
            </text:list-item>
            <text:list-item>
              <text:p text:style-name="P8">max_dbz_grid (<text:span text:style-name="T3">uint16*10</text:span>)</text:p>
            </text:list-item>
            <text:list-item>
              <text:p text:style-name="P8">vil_grid (<text:span text:style-name="T3">uint16*10</text:span>)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2-15T10:52:42.694466692</dc:date>
    <meta:editing-duration>PT7H2M12S</meta:editing-duration>
    <meta:editing-cycles>42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1" meta:paragraph-count="17" meta:word-count="86" meta:character-count="590" meta:non-whitespace-character-count="531"/>
  </office:meta>
</office:document-meta>
</file>